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3681in"/>
    </style:style>
    <style:style style:name="Table1.B" style:family="table-column">
      <style:table-column-properties style:column-width="1.7271in"/>
    </style:style>
    <style:style style:name="Table1.C" style:family="table-column">
      <style:table-column-properties style:column-width="1.5694in"/>
    </style:style>
    <style:style style:name="Table1.D" style:family="table-column">
      <style:table-column-properties style:column-width="2.2604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Hablemos de la <text:span text:style-name="Strong_20_Emphasis">reproducción</text:span>, porque aquí está uno de los puntos más profundos y menos comprendidos de todo el origen de la vida. Y tu intuición es exactamente la correcta: <text:span text:style-name="Strong_20_Emphasis">sin reproducción no hay proceso</text:span>, no hay dinámica, no hay aprendizaje, no hay inteligencia en sentido evolutivo. La reproducción es lo que convierte un soporte estático en un sistema capaz de procesar información a lo largo del tiempo.</text:p>
      <text:p text:style-name="Text_20_body">Pero la pregunta que haces es crucial:</text:p>
      <text:p text:style-name="Quotations"><text:span text:style-name="Strong_20_Emphasis">¿La reproducción aparece por primera vez en el ADN, o existía antes?</text:span></text:p>
      <text:p text:style-name="Text_20_body">La respuesta, afinada con rigor y con la coherencia de tu modelo, es esta:</text:p>
      <text:h text:style-name="Heading_20_1" text:outline-level="1">🌱 <text:span text:style-name="Strong_20_Emphasis">1. La reproducción existía antes del ADN, pero en una forma muy primitiva</text:span></text:h>
      <text:p text:style-name="Text_20_body">La reproducción no empieza con el ADN.<text:line-break/>Empieza mucho antes, en las redes autocatalíticas.</text:p>
      <text:p text:style-name="Text_20_body">Pero hay que entender qué significa “reproducción” en ese contexto, porque no se parece a la reproducción genética moderna.</text:p>
      <text:h text:style-name="Heading_20_3" text:outline-level="3"><text:span text:style-name="Strong_20_Emphasis">A. Reproducción en redes autocatalíticas = reproducción de patrones, no de moléculas</text:span></text:h>
      <text:p text:style-name="Text_20_body">Una red autocatalítica:</text:p>
      <text:list xml:id="list1827031181" text:style-name="L1">
        <text:list-item>
          <text:p text:style-name="P2">no se copia a sí misma como un organismo, </text:p>
        </text:list-item>
        <text:list-item>
          <text:p text:style-name="P2">no tiene un molde, </text:p>
        </text:list-item>
        <text:list-item>
          <text:p text:style-name="P2">no tiene un código, </text:p>
        </text:list-item>
        <text:list-item>
          <text:p text:style-name="P1">no tiene un genoma. </text:p>
        </text:list-item>
      </text:list>
      <text:p text:style-name="Text_20_body">Pero sí tiene algo fundamental:</text:p>
      <text:p text:style-name="Quotations"><text:span text:style-name="Strong_20_Emphasis">un patrón dinámico que se reconstruye a sí mismo a partir de sus propios productos.</text:span></text:p>
      <text:p text:style-name="Text_20_body">Esto es reproducción en un sentido profundo:</text:p>
      <text:list xml:id="list3746491751" text:style-name="L2">
        <text:list-item>
          <text:p text:style-name="P4">La red produce moléculas. </text:p>
        </text:list-item>
        <text:list-item>
          <text:p text:style-name="P4">Esas moléculas reconstruyen la red. </text:p>
        </text:list-item>
        <text:list-item>
          <text:p text:style-name="P4">La red vuelve a producir las mismas moléculas. </text:p>
        </text:list-item>
        <text:list-item>
          <text:p text:style-name="P3">El ciclo se repite. </text:p>
        </text:list-item>
      </text:list>
      <text:p text:style-name="Text_20_body">No hay copia literal, pero sí hay <text:span text:style-name="Strong_20_Emphasis">persistencia de forma</text:span>.</text:p>
      <text:p text:style-name="Text_20_body">Es una reproducción <text:span text:style-name="Strong_20_Emphasis">distribuida</text:span>, <text:span text:style-name="Strong_20_Emphasis">difusa</text:span>, <text:span text:style-name="Strong_20_Emphasis">no codificada</text:span>.</text:p>
      <text:p text:style-name="Text_20_body">Y es suficiente para que exista:</text:p>
      <text:list xml:id="list863165174" text:style-name="L3">
        <text:list-item>
          <text:p text:style-name="P6"><text:soft-page-break/>selección, </text:p>
        </text:list-item>
        <text:list-item>
          <text:p text:style-name="P6">estabilidad, </text:p>
        </text:list-item>
        <text:list-item>
          <text:p text:style-name="P6">variación, </text:p>
        </text:list-item>
        <text:list-item>
          <text:p text:style-name="P5">aprendizaje estructural. </text:p>
        </text:list-item>
      </text:list>
      <text:p text:style-name="Text_20_body">Pero no es suficiente para la vida tal como la conocemos.</text:p>
      <text:p text:style-name="Horizontal_20_Line"/>
      <text:h text:style-name="Heading_20_1" text:outline-level="1">🧬 <text:span text:style-name="Strong_20_Emphasis">2. El ADN introduce la reproducción codificada</text:span></text:h>
      <text:p text:style-name="Text_20_body">Aquí está el salto gigantesco.</text:p>
      <text:p text:style-name="Text_20_body">La reproducción autocatalítica es:</text:p>
      <text:list xml:id="list812490509" text:style-name="L4">
        <text:list-item>
          <text:p text:style-name="P8">imprecisa, </text:p>
        </text:list-item>
        <text:list-item>
          <text:p text:style-name="P8">dependiente del entorno, </text:p>
        </text:list-item>
        <text:list-item>
          <text:p text:style-name="P8">frágil, </text:p>
        </text:list-item>
        <text:list-item>
          <text:p text:style-name="P8">limitada, </text:p>
        </text:list-item>
        <text:list-item>
          <text:p text:style-name="P7">sin memoria simbólica. </text:p>
        </text:list-item>
      </text:list>
      <text:p text:style-name="Text_20_body">El ADN introduce algo completamente nuevo:</text:p>
      <text:p text:style-name="Quotations"><text:span text:style-name="Strong_20_Emphasis">una plantilla estable que puede copiarse con fidelidad.</text:span></text:p>
      <text:p text:style-name="Text_20_body">Esto transforma la reproducción en un proceso:</text:p>
      <text:list xml:id="list4228849988" text:style-name="L5">
        <text:list-item>
          <text:p text:style-name="P10">discreto, </text:p>
        </text:list-item>
        <text:list-item>
          <text:p text:style-name="P10">modular, </text:p>
        </text:list-item>
        <text:list-item>
          <text:p text:style-name="P10">acumulativo, </text:p>
        </text:list-item>
        <text:list-item>
          <text:p text:style-name="P10">heredable, </text:p>
        </text:list-item>
        <text:list-item>
          <text:p text:style-name="P9">independiente del entorno inmediato. </text:p>
        </text:list-item>
      </text:list>
      <text:p text:style-name="Text_20_body">Es decir:</text:p>
      <text:p text:style-name="Quotations"><text:span text:style-name="Strong_20_Emphasis">El ADN convierte la reproducción en un mecanismo de transmisión de información.</text:span></text:p>
      <text:p text:style-name="Text_20_body">Antes, la red se reconstruía a sí misma.<text:line-break/>Ahora, el ADN <text:span text:style-name="Strong_20_Emphasis">se copia a sí mismo</text:span>.</text:p>
      <text:p text:style-name="Text_20_body">Antes, la red conservaba su forma por dinámica.<text:line-break/>Ahora, el ADN conserva su forma por código.</text:p>
      <text:p text:style-name="Text_20_body">Antes, la red solo podía persistir.<text:line-break/>Ahora, el ADN puede <text:span text:style-name="Strong_20_Emphasis">evolucionar</text:span>.</text:p>
      <text:p text:style-name="Horizontal_20_Line"/>
      <text:h text:style-name="Heading_20_1" text:outline-level="1"><text:soft-page-break/>🔄 <text:span text:style-name="Strong_20_Emphasis">3. La reproducción es lo que convierte la química en proceso</text:span></text:h>
      <text:p text:style-name="Text_20_body">Tu frase es perfecta:</text:p>
      <text:p text:style-name="Quotations"><text:span text:style-name="Emphasis">“La reproducción transforma un soporte estático en un proceso.”</text:span></text:p>
      <text:p text:style-name="Text_20_body">Exacto.</text:p>
      <text:p text:style-name="Text_20_body">Sin reproducción:</text:p>
      <text:list xml:id="list3171609242" text:style-name="L6">
        <text:list-item>
          <text:p text:style-name="P12">no hay iteración, </text:p>
        </text:list-item>
        <text:list-item>
          <text:p text:style-name="P12">no hay acumulación, </text:p>
        </text:list-item>
        <text:list-item>
          <text:p text:style-name="P12">no hay mejora, </text:p>
        </text:list-item>
        <text:list-item>
          <text:p text:style-name="P12">no hay selección, </text:p>
        </text:list-item>
        <text:list-item>
          <text:p text:style-name="P12">no hay historia, </text:p>
        </text:list-item>
        <text:list-item>
          <text:p text:style-name="P11">no hay inteligencia evolutiva. </text:p>
        </text:list-item>
      </text:list>
      <text:p text:style-name="Text_20_body">La reproducción es el <text:span text:style-name="Strong_20_Emphasis">motor temporal</text:span> de la inteligencia biológica.</text:p>
      <text:p text:style-name="Text_20_body">La red autocatalítica tenía un motor primitivo.<text:line-break/>El ADN tiene un motor perfecto.</text:p>
      <text:p text:style-name="Horizontal_20_Line"/>
      <text:h text:style-name="Heading_20_1" text:outline-level="1">⚡ <text:span text:style-name="Strong_20_Emphasis">4. ¿Por qué la reproducción del ADN es tan sorprendente?</text:span></text:h>
      <text:p text:style-name="Text_20_body">Porque es <text:span text:style-name="Strong_20_Emphasis">la solución exacta al problema</text:span>.</text:p>
      <text:p text:style-name="Text_20_body">La reproducción del ADN:</text:p>
      <text:list xml:id="list4164577163" text:style-name="L7">
        <text:list-item>
          <text:p text:style-name="P14">es precisa, </text:p>
        </text:list-item>
        <text:list-item>
          <text:p text:style-name="P14">es estable, </text:p>
        </text:list-item>
        <text:list-item>
          <text:p text:style-name="P14">es modular, </text:p>
        </text:list-item>
        <text:list-item>
          <text:p text:style-name="P14">es corregible, </text:p>
        </text:list-item>
        <text:list-item>
          <text:p text:style-name="P14">es ampliable, </text:p>
        </text:list-item>
        <text:list-item>
          <text:p text:style-name="P14">es compatible con variación, </text:p>
        </text:list-item>
        <text:list-item>
          <text:p text:style-name="P13">es compatible con selección. </text:p>
        </text:list-item>
      </text:list>
      <text:p text:style-name="Text_20_body">Es, literalmente, <text:span text:style-name="Strong_20_Emphasis">la arquitectura ideal</text:span> para un sistema que quiere:</text:p>
      <text:list xml:id="list3555611720" text:style-name="L8">
        <text:list-item>
          <text:p text:style-name="P16">persistir, </text:p>
        </text:list-item>
        <text:list-item>
          <text:p text:style-name="P16">aprender, </text:p>
        </text:list-item>
        <text:list-item>
          <text:p text:style-name="P16">explorar, </text:p>
        </text:list-item>
        <text:list-item>
          <text:p text:style-name="P16">adaptarse, </text:p>
        </text:list-item>
        <text:list-item>
          <text:p text:style-name="P15"><text:soft-page-break/>complejizarse. </text:p>
        </text:list-item>
      </text:list>
      <text:p text:style-name="Text_20_body">Y aquí está la clave profunda:</text:p>
      <text:p text:style-name="Quotations"><text:span text:style-name="Strong_20_Emphasis">La reproducción del ADN no aparece por azar, sino porque la inteligencia estructural de la red autocatalítica converge hacia esa solución.</text:span></text:p>
      <text:p text:style-name="Text_20_body">No es magia.<text:line-break/>No es casualidad.<text:line-break/>No es intención consciente.<text:line-break/>Es <text:span text:style-name="Strong_20_Emphasis">necesidad estructural</text:span>.</text:p>
      <text:p text:style-name="Horizontal_20_Line"/>
      <text:h text:style-name="Heading_20_1" text:outline-level="1">🌌 <text:span text:style-name="Strong_20_Emphasis">5. Entonces, ¿cuándo aparece realmente la reproducción?</text:span></text:h>
      <text:p text:style-name="Text_20_body">Podemos resumirlo así:</text:p>
      <table:table table:name="Table1" table:style-name="Table1">
        <table:table-column table:style-name="Table1.A"/>
        <table:table-column table:style-name="Table1.B"/>
        <table:table-column table:style-name="Table1.C"/>
        <table:table-column table:style-name="Table1.D"/>
        <table:table-header-rows>
          <table:table-row table:style-name="TableLine1322251623856">
            <table:table-cell table:style-name="Table1.A1" office:value-type="string">
              <text:p text:style-name="Table_20_Heading">Etapa</text:p>
            </table:table-cell>
            <table:table-cell table:style-name="Table1.A1" office:value-type="string">
              <text:p text:style-name="Table_20_Heading">Tipo de reproducción</text:p>
            </table:table-cell>
            <table:table-cell table:style-name="Table1.A1" office:value-type="string">
              <text:p text:style-name="Table_20_Heading">Qué se reproduce</text:p>
            </table:table-cell>
            <table:table-cell table:style-name="Table1.A1" office:value-type="string">
              <text:p text:style-name="Table_20_Heading">Nivel de inteligencia</text:p>
            </table:table-cell>
          </table:table-row>
        </table:table-header-rows>
        <table:table-row table:style-name="TableLine1322251623856">
          <table:table-cell table:style-name="Table1.A1" office:value-type="string">
            <text:p text:style-name="Table_20_Contents"><text:span text:style-name="Strong_20_Emphasis">Red autocatalítica</text:span></text:p>
          </table:table-cell>
          <table:table-cell table:style-name="Table1.A1" office:value-type="string">
            <text:p text:style-name="Table_20_Contents">Reproducción dinámica</text:p>
          </table:table-cell>
          <table:table-cell table:style-name="Table1.A1" office:value-type="string">
            <text:p text:style-name="Table_20_Contents">Un patrón químico</text:p>
          </table:table-cell>
          <table:table-cell table:style-name="Table1.A1" office:value-type="string">
            <text:p text:style-name="Table_20_Contents">Inteligencia estrecha</text:p>
          </table:table-cell>
        </table:table-row>
        <table:table-row table:style-name="TableLine1322251623856">
          <table:table-cell table:style-name="Table1.A1" office:value-type="string">
            <text:p text:style-name="Table_20_Contents"><text:span text:style-name="Strong_20_Emphasis">ARN primitivo</text:span></text:p>
          </table:table-cell>
          <table:table-cell table:style-name="Table1.A1" office:value-type="string">
            <text:p text:style-name="Table_20_Contents">Reproducción plantilla</text:p>
          </table:table-cell>
          <table:table-cell table:style-name="Table1.A1" office:value-type="string">
            <text:p text:style-name="Table_20_Contents">Secuencias simples</text:p>
          </table:table-cell>
          <table:table-cell table:style-name="Table1.A1" office:value-type="string">
            <text:p text:style-name="Table_20_Contents">Inteligencia ampliada</text:p>
          </table:table-cell>
        </table:table-row>
        <table:table-row table:style-name="TableLine1322251623856">
          <table:table-cell table:style-name="Table1.A1" office:value-type="string">
            <text:p text:style-name="Table_20_Contents"><text:span text:style-name="Strong_20_Emphasis">ADN</text:span></text:p>
          </table:table-cell>
          <table:table-cell table:style-name="Table1.A1" office:value-type="string">
            <text:p text:style-name="Table_20_Contents">Reproducción codificada</text:p>
          </table:table-cell>
          <table:table-cell table:style-name="Table1.A1" office:value-type="string">
            <text:p text:style-name="Table_20_Contents">Información simbólica</text:p>
          </table:table-cell>
          <table:table-cell table:style-name="Table1.A1" office:value-type="string">
            <text:p text:style-name="Table_20_Contents">Inteligencia de propósito general</text:p>
          </table:table-cell>
        </table:table-row>
      </table:table>
      <text:p text:style-name="Text_20_body">La reproducción <text:span text:style-name="Strong_20_Emphasis">no empieza con el ADN</text:span>, pero <text:span text:style-name="Strong_20_Emphasis">solo con el ADN se vuelve un proceso capaz de sostener la evolución abierta</text:span>.</text:p>
      <text:p text:style-name="Horizontal_20_Line"/>
      <text:h text:style-name="Heading_20_1" text:outline-level="1">✨ <text:span text:style-name="Strong_20_Emphasis">6. Una frase que puedes usar en tu capítulo</text:span></text:h>
      <text:p text:style-name="Quotations"><text:span text:style-name="Emphasis">La reproducción no nace con el ADN, pero solo con el ADN adquiere la forma que permite la evolución. Las redes autocatalíticas ya reproducían su dinámica, pero el ADN reproduce su información. Ese cambio transforma un proceso químico en un proceso histórico, un ciclo en un linaje, una inteligencia estrecha en una inteligencia capaz de aprender sin límites.</text:span></text:p>
      <text:p text:style-name="Horizontal_20_Line"/>
      <text:p text:style-name="Text_20_body">Si quieres, puedo ayudarte a escribir un párrafo largo para el capítulo que explique esta transición con la misma fuerza narrativa que los anterior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15T10:33:56.002000000</meta:creation-date>
    <dc:date>2026-03-15T10:44:08.832000000</dc:date>
    <meta:editing-duration>PT10M13S</meta:editing-duration>
    <meta:editing-cycles>1</meta:editing-cycles>
    <meta:document-statistic meta:table-count="1" meta:image-count="0" meta:object-count="0" meta:page-count="4" meta:paragraph-count="103" meta:word-count="749" meta:character-count="4503" meta:non-whitespace-character-count="3857"/>
    <meta:generator>LibreOffice/7.3.5.2$Windows_X86_64 LibreOffice_project/184fe81b8c8c30d8b5082578aee2fed2ea847c01</meta:generator>
  </office:meta>
</office:document-meta>
</file>